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15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16.05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0"/>
          <table:table-cell table:formula="of:=SUM([.B4:.BI4])" office:value-type="float" office:value="31.75" calcext:value-type="float">
            <text:p>31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macierz kowariancji ma rozmiar 2x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prawie ok, ale co to jest “prawdopodobieństwo nie wybrania elementu z próbki testującej”? Chyba nie tak działa train_test_spl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7:.BI7])" office:value-type="float" office:value="57" calcext:value-type="float">
            <text:p>57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Dariusz R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08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9:.BI9])" office:value-type="float" office:value="56.5" calcext:value-type="float">
            <text:p>56.5</text:p>
          </table:table-cell>
          <table:table-cell table:number-columns-repeated="962"/>
        </table:table-row>
        <table:table-row table:style-name="ro3">
          <table:table-cell table:style-name="Default"/>
          <table:table-cell table:number-columns-repeated="60"/>
          <table:table-cell table:formula="of:=SUM([.B10:.BI10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table:number-columns-repeated="61"/>
          <table:table-cell table:formula="of:=SUM([.B11:.BI11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table:number-columns-repeated="61"/>
          <table:table-cell table:formula="of:=SUM([.B12:.BI12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table:number-columns-repeated="61"/>
          <table:table-cell table:formula="of:=SUM([.B13:.BI13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table:number-columns-repeated="61"/>
          <table:table-cell table:formula="of:=SUM([.B14:.BI14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5:20:42.947872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08T10:59:32.186164735</dc:date>
    <meta:editing-duration>PT1H14M59S</meta:editing-duration>
    <meta:editing-cycles>21</meta:editing-cycles>
    <meta:document-statistic meta:table-count="1" meta:cell-count="400" meta:object-count="0"/>
  </office:meta>
</office:document-meta>
</file>